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2" style:family="text">
      <style:text-properties fo:font-size="11.00pt" fo:font-weight="normal" fo:font-family="'Comic Sans MS'" style:font-family-asian="'Comic Sans MS'" style:font-family-complex="'Comic Sans MS'" fo:background-color="transparent" style:use-window-font-color="true"/>
    </style:style>
    <style:style style:name="T3" style:family="text">
      <style:text-properties fo:font-size="11.00pt" fo:font-weight="normal" fo:font-family="'Comic Sans MS'" style:font-family-asian="'Comic Sans MS'" style:font-family-complex="'Comic Sans MS'" fo:background-color="transparent" style:use-window-font-color="true"/>
    </style:style>
    <style:style style:name="T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" style:family="text">
      <style:text-properties fo:font-size="11.00pt" fo:font-weight="normal" fo:font-family="'Comic Sans MS'" style:font-family-asian="'Comic Sans MS'" style:font-family-complex="'Comic Sans MS'" fo:background-color="transparent" style:use-window-font-color="true"/>
    </style:style>
    <style:style style:name="T1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6" style:family="text">
      <style:text-properties fo:font-size="11.00pt" fo:font-weight="normal" fo:font-family="'Comic Sans MS'" style:font-family-asian="'Comic Sans MS'" style:font-family-complex="'Comic Sans MS'" fo:background-color="transparent" style:use-window-font-color="true"/>
    </style:style>
    <style:style style:name="T17" style:family="text">
      <style:text-properties fo:font-size="18.00pt" fo:font-weight="bold" fo:font-family="'Comic Sans MS'" style:font-family-asian="'Comic Sans MS'" style:font-family-complex="'Comic Sans MS'" fo:background-color="transparent" style:use-window-font-color="true"/>
    </style:style>
    <style:style style:name="T1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3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40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41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4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43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44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4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46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47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48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49" style:family="text">
      <style:text-properties fo:font-size="20.00pt" fo:font-weight="normal" fo:font-family="'Comic Sans MS'" style:font-family-asian="'Comic Sans MS'" style:font-family-complex="'Comic Sans MS'" fo:background-color="transparent" style:use-window-font-color="true"/>
    </style:style>
    <style:style style:name="T5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51" style:family="text">
      <style:text-properties fo:font-size="18.00pt" fo:font-weight="bold" fo:font-family="'Comic Sans MS'" style:font-family-asian="'Comic Sans MS'" style:font-family-complex="'Comic Sans MS'" fo:background-color="transparent" style:use-window-font-color="true"/>
    </style:style>
    <style:style style:name="T52" style:family="text">
      <style:text-properties fo:font-size="18.00pt" fo:font-weight="bold" fo:font-family="'Comic Sans MS'" style:font-family-asian="'Comic Sans MS'" style:font-family-complex="'Comic Sans MS'" fo:background-color="transparent" style:use-window-font-color="true"/>
    </style:style>
    <style:style style:name="T53" style:family="text">
      <style:text-properties fo:font-size="14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5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55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5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57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58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5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6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7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7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8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8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97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98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99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10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1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02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03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0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08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0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0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1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2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1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1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3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24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25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26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2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8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29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30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3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2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13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3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1" style:family="text">
      <style:text-properties fo:font-size="14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4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3" style:family="text">
      <style:text-properties fo:font-size="14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44" style:family="text">
      <style:text-properties fo:font-size="14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4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4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5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15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57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58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59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60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6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3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6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6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77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78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79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18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2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18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8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99" style:family="text">
      <style:text-properties fo:font-size="14.00pt" fo:font-weight="normal" fo:font-family="'Comic Sans MS'" style:font-family-asian="'Comic Sans MS'" style:font-family-complex="'Comic Sans MS'" fo:background-color="transparent" fo:color="#ff0000"/>
    </style:style>
    <style:style style:name="T20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01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02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03" style:family="text">
      <style:text-properties fo:font-size="18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0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05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0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07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0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0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2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21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4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15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1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7" style:family="text">
      <style:text-properties fo:font-size="14.00pt" fo:font-weight="normal" fo:font-family="'Comic Sans MS'" style:font-family-asian="'Comic Sans MS'" style:font-family-complex="'Comic Sans MS'" fo:background-color="transparent" fo:color="#004dbb"/>
    </style:style>
    <style:style style:name="T21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19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2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28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2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4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5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6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7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8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39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0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2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3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244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45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46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47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48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49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50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251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252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3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4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5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6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7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8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59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0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261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2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3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4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5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6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7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8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69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0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1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2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3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4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5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6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7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8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9" style:family="text">
      <style:text-properties fo:font-size="20.00pt" fo:font-weight="normal" fo:font-family="'Comic Sans MS'" style:font-family-asian="'Comic Sans MS'" style:font-family-complex="'Comic Sans MS'" fo:background-color="transparent" style:use-window-font-color="true"/>
    </style:style>
    <style:style style:name="T280" style:family="text">
      <style:text-properties fo:font-size="18.00pt" fo:font-weight="normal" fo:font-family="'Comic Sans MS'" style:font-family-asian="'Comic Sans MS'" style:font-family-complex="'Comic Sans MS'" fo:background-color="transparent" style:use-window-font-color="true"/>
    </style:style>
    <style:style style:name="T281" style:family="text">
      <style:text-properties fo:font-size="20.00pt" fo:font-weight="normal" fo:font-family="'Comic Sans MS'" style:font-family-asian="'Comic Sans MS'" style:font-family-complex="'Comic Sans MS'" fo:background-color="transparent" style:use-window-font-color="true"/>
    </style:style>
    <style:style style:name="T282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283" style:family="text">
      <style:text-properties fo:font-size="20.00pt" fo:font-weight="bold" fo:font-family="'Comic Sans MS'" style:font-family-asian="'Comic Sans MS'" style:font-family-complex="'Comic Sans MS'" fo:background-color="transparent" style:use-window-font-color="true"/>
    </style:style>
    <style:style style:name="T284" style:family="text">
      <style:text-properties fo:font-size="14.00pt" fo:font-weight="bold" fo:font-family="'Comic Sans MS'" style:font-family-asian="'Comic Sans MS'" style:font-family-complex="'Comic Sans MS'" fo:background-color="transparent" style:use-window-font-color="true"/>
    </style:style>
    <style:style style:name="T285" style:family="text">
      <style:text-properties fo:font-size="11.00pt" fo:font-weight="normal" fo:font-family="'Adobe Ming Std L'" style:font-family-asian="'Adobe Ming Std L'" style:font-family-complex="'Adobe Ming Std L'" fo:background-color="transparent" style:use-window-font-color="true"/>
    </style:style>
    <style:style style:name="T286" style:family="text">
      <style:text-properties fo:font-size="11.00pt" fo:font-weight="normal" fo:font-family="'Adobe Ming Std L'" style:font-family-asian="'Adobe Ming Std L'" style:font-family-complex="'Adobe Ming Std L'" fo:background-color="transparent" style:use-window-font-color="true"/>
    </style:style>
    <style:style style:name="T287" style:family="text">
      <style:text-properties fo:font-size="11.00pt" fo:font-weight="normal" fo:font-family="'Adobe Ming Std L'" style:font-family-asian="'Adobe Ming Std L'" style:font-family-complex="'Adobe Ming Std L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8.00pt" fo:text-indent="0.00p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bottom="10.00pt">
        <style:tab-stops>
          <style:tab-stop style:position="480.00pt"/>
          <style:tab-stop style:position="483.75pt"/>
          <style:tab-stop style:position="491.25pt"/>
          <style:tab-stop style:position="506.25pt"/>
          <style:tab-stop style:position="513.75pt"/>
        </style:tab-stops>
      </style:paragraph-properties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right="-40.50pt" fo:margin-bottom="10.00pt"/>
    </style:style>
    <style:style style:name="P16" style:family="paragraph">
      <style:paragraph-properties fo:line-height="100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 fo:margin-bottom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00.00%" fo:text-align="left" fo:margin-bottom="1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00.00%" fo:text-align="left" fo:margin-bottom="10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00.00%" fo:text-align="left" fo:margin-bottom="1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00.00%" fo:text-align="left" fo:margin-bottom="1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bottom="10.00pt"/>
    </style:style>
    <style:style style:name="P28" style:family="paragraph">
      <style:paragraph-properties fo:line-height="100.00%" fo:text-align="left" fo:margin-bottom="1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bottom="10.00pt"/>
    </style:style>
    <style:style style:name="P30" style:family="paragraph">
      <style:paragraph-properties fo:line-height="100.00%" fo:text-align="left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bottom="10.00pt"/>
    </style:style>
    <style:style style:name="P32" style:family="paragraph">
      <style:paragraph-properties fo:line-height="100.00%" fo:text-align="left" fo:margin-bottom="10.00pt"/>
    </style:style>
    <style:style style:name="P33" style:family="paragraph">
      <style:paragraph-properties fo:line-height="100.00%" fo:text-align="left" fo:margin-bottom="10.00pt">
        <style:tab-stops>
          <style:tab-stop style:position="446.25pt"/>
        </style:tab-stops>
      </style:paragraph-properties>
    </style:style>
    <style:style style:name="P34" style:family="paragraph">
      <style:paragraph-properties fo:line-height="100.00%" fo:text-align="left" fo:margin-bottom="10.00pt"/>
    </style:style>
    <text:list-style style:name="L3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bottom="10.00pt"/>
    </style:style>
    <style:style style:name="P36" style:family="paragraph">
      <style:paragraph-properties fo:line-height="100.00%" fo:text-align="left" fo:margin-bottom="10.00pt"/>
    </style:style>
    <style:style style:name="P37" style:family="paragraph">
      <style:paragraph-properties fo:line-height="100.00%" fo:text-align="left" fo:margin-bottom="10.00pt"/>
    </style:style>
    <style:style style:name="P38" style:family="paragraph">
      <style:paragraph-properties fo:line-height="115.00%" fo:text-align="left" fo:margin-bottom="10.00pt"/>
    </style:style>
    <text:list-style style:name="L3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00.00%" fo:text-align="left" fo:margin-bottom="10.00pt"/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00.00%" fo:text-align="lef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00.00%" fo:text-align="left" fo:margin-bottom="10.00pt"/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Каталог за инструменти.</text:span></text:p>
      <text:p text:style-name="P1"><text:span text:style-name="T2"/></text:p>
      <text:p text:style-name="P1"><text:span text:style-name="T2"/></text:p>
      <text:p text:style-name="P2"><text:span text:style-name="T3"/></text:p>
      <text:list text:style-name="L3">
        <text:list-item>
          <text:p text:style-name="P3"><text:span text:style-name="T4">Име на проекта:<text:s/></text:span><text:span text:style-name="T5">Tools Co.</text:span></text:p>
        </text:list-item>
        <text:list-item>
          <text:p text:style-name="P3"><text:span text:style-name="T6">Вид на проекта: Интернет страница</text:span><text:span text:style-name="T7"><text:s/>-<text:s/></text:span><text:span text:style-name="T8">каталог</text:span><text:span text:style-name="T9"/></text:p>
        </text:list-item>
        <text:list-item>
          <text:p text:style-name="P3"><text:span text:style-name="T10">Разработен от: Спасидар Хаджипасев</text:span></text:p>
        </text:list-item>
      </text:list>
      <text:p text:style-name="P4"><text:span text:style-name="T11"/></text:p>
      <text:p text:style-name="P4"><text:span text:style-name="T12">Специални символи</text:span><text:span text:style-name="T13">:</text:span><text:span text:style-name="T14"/></text:p>
      <text:p text:style-name="P4"><text:span text:style-name="T14">*!* - Всичко което е предвидено да се направи.</text:span></text:p>
      <text:p text:style-name="P4"><text:span text:style-name="T14"/></text:p>
      <text:p text:style-name="P4"><text:span text:style-name="T15">I.Въведение</text:span><text:span text:style-name="T16"/></text:p>
      <text:p text:style-name="P4"><text:span text:style-name="T16"/></text:p>
      <text:p text:style-name="P4"><text:span text:style-name="T17">Сруктура на поректа:</text:span><text:span text:style-name="T18"><text:line-break/></text:span></text:p>
      <text:list text:style-name="L5">
        <text:list-item>
          <text:p text:style-name="P5"><text:span text:style-name="T19">Home Page -<text:s text:c="2"/>("/")</text:span><text:span text:style-name="T20"/></text:p>
        </text:list-item>
        <text:list-item>
          <text:p text:style-name="P5"><text:span text:style-name="T21">Catalogs</text:span><text:span text:style-name="T22"/></text:p>
        </text:list-item>
        <text:list-item>
          <text:p text:style-name="P6"><text:span text:style-name="T23">Machining Tools -<text:s text:c="2"/>("/data/catalog/machining")</text:span><text:span text:style-name="T24"/></text:p>
        </text:list-item>
        <text:list-item>
          <text:p text:style-name="P6"><text:span text:style-name="T25">Hand Tools -<text:s text:c="2"/>("/data/catalog/hand-tools")</text:span><text:span text:style-name="T26"/></text:p>
        </text:list-item>
        <text:list-item>
          <text:p text:style-name="P6"><text:span text:style-name="T27">Protective/Personal equipment - ("")</text:span><text:span text:style-name="T28"/></text:p>
        </text:list-item>
        <text:list-item>
          <text:p text:style-name="P7"><text:span text:style-name="T29">Login</text:span><text:span text:style-name="T30"/></text:p>
        </text:list-item>
        <text:list-item>
          <text:p text:style-name="P7"><text:span text:style-name="T31">Register</text:span><text:span text:style-name="T32"/></text:p>
        </text:list-item>
        <text:list-item>
          <text:p text:style-name="P7"><text:span text:style-name="T33">Details (tool details)</text:span><text:span text:style-name="T34"/></text:p>
        </text:list-item>
        <text:list-item>
          <text:p text:style-name="P7"><text:span text:style-name="T35">Create (create tool) - admin</text:span><text:span text:style-name="T36"/></text:p>
        </text:list-item>
        <text:list-item>
          <text:p text:style-name="P7"><text:span text:style-name="T37">Delete (delete tool) - admin</text:span><text:span text:style-name="T38"/></text:p>
        </text:list-item>
        <text:list-item>
          <text:p text:style-name="P7"><text:span text:style-name="T39">*!* -<text:s/></text:span><text:span text:style-name="T40">Profile (user profile)</text:span><text:span text:style-name="T41"/></text:p>
        </text:list-item>
        <text:list-item>
          <text:p text:style-name="P7"><text:span text:style-name="T42">*!* -<text:s/></text:span><text:span text:style-name="T43">Error Page</text:span><text:span text:style-name="T44"/></text:p>
        </text:list-item>
      </text:list>
      <text:p text:style-name="P8"><text:span text:style-name="T45"/></text:p>
      <text:p text:style-name="P8"><text:span text:style-name="T45">Проектът е уеб приложение за търговия на инструменти, предназначени за професионално и непрофесионално използване. На началната страница на сайта има лого и мото на компанията, а също така предоставя връзки към всеки от каталозите.</text:span></text:p>
      <text:p text:style-name="P8"><text:span text:style-name="T45">Каталогът за машинни инструменти (Machining Tools) съдържа различни инструменти, свързани с машинната индустрия, като фрези и триони за ЦПУ машини.</text:span></text:p>
      <text:p text:style-name="P8"><text:span text:style-name="T45">В каталога за ръчни инструменти (Hand Tools) се предлагат предимно инструменти за бита, като чукове, шестограми и отвертки.</text:span></text:p>
      <text:p text:style-name="P8"><text:span text:style-name="T45">Каталогът за защитно и лично оборудване (Protective/Personal equipment) предлага безопасни и персонални средства като каски за строеж, очила и ръкавици.</text:span></text:p>
      <text:p text:style-name="P8"><text:span text:style-name="T45">Потребителите имат възможност да се впишат с акаунт или да се регистритат в системата. Само тогава ще могат да виждат подробности за инструментите в страницата "Details (tool details)", включително и 3D модел на инструмента.</text:span></text:p>
      <text:p text:style-name="P8"><text:span text:style-name="T45">Администраторът на системата има достъп до специални страници - "Create (create tool)", от където може да добавя нови инструменти в избрания каталог, и "Delete (delete tool)", където може да изтрива инструменти.</text:span></text:p>
      <text:p text:style-name="P8"><text:span text:style-name="T45">Целта на проекта е да предостави удобна и лесна за използване онлайн платформа за търговия на инструменти, удовлетворяваща нуждите на потребителите в различни сектори на индустрията.</text:span></text:p>
      <text:p text:style-name="P8"><text:span text:style-name="T45"/></text:p>
      <text:p text:style-name="P8"><text:span text:style-name="T46">II</text:span><text:span text:style-name="T47">.</text:span><text:span text:style-name="T48">Детайли за всеки компонент</text:span><text:span text:style-name="T49"/></text:p>
      <text:p text:style-name="P8"><text:span text:style-name="T50"/></text:p>
      <text:p text:style-name="P8"><text:span text:style-name="T51">1.Начална страница (</text:span><text:span text:style-name="T52">Home page):</text:span><text:span text:style-name="T53"/></text:p>
      <text:list text:style-name="L9">
        <text:list-item>
          <text:p text:style-name="P9"><text:span text:style-name="T54">достъп :<text:s/></text:span><text:span text:style-name="T55">"/"</text:span><text:span text:style-name="T56"/></text:p>
        </text:list-item>
      </text:list>
      <text:p text:style-name="P10"><draw:frame text:anchor-type="as-char" svg:width="152.40mm" svg:height="70.38mm" style:rel-width="scale" style:rel-height="scale"><draw:object-ole xlink:href="OleObj1"/><draw:image xlink:href="ObjectReplacements/OleObj1"/></draw:frame><text:span text:style-name="T56"/></text:p>
      <text:list text:style-name="L11">
        <text:list-item>
          <text:p text:style-name="P11"><text:span text:style-name="T57">Хедър (</text:span><text:span text:style-name="T58">header)</text:span><text:span text:style-name="T59"/></text:p>
        </text:list-item>
      </text:list>
      <text:p text:style-name="P12"><text:span text:style-name="T60">Навигацията е изградена от няколко линка</text:span></text:p>
      <text:p text:style-name="P12"><text:span text:style-name="T60">-<text:s/></text:span><text:span text:style-name="T61">Home</text:span></text:p>
      <text:p text:style-name="P12"><text:span text:style-name="T61">- Catalogs -</text:span><text:span text:style-name="T62"><text:s/>причината поради която го има е защото навигацията се вижда през цялото време докато потребителя е в сайта и така улеснява работата му в сайта.</text:span></text:p>
      <text:p text:style-name="P12"><draw:frame text:anchor-type="as-char" svg:width="152.40mm" svg:height="24.02mm" style:rel-width="scale" style:rel-height="scale"><draw:object-ole xlink:href="OleObj2"/><draw:image xlink:href="ObjectReplacements/OleObj2"/></draw:frame><text:span text:style-name="T62"/></text:p>
      <text:p text:style-name="P13"><text:span text:style-name="T63">- Login -</text:span><text:span text:style-name="T64"><text:s/>Чрез него потребителя влиза в акаунта си.</text:span><text:span text:style-name="T65"><text:s/></text:span><text:span text:style-name="T66">Вижда се когато потребителя не е влезнал в акаунта (няма токен в<text:s/></text:span><text:span text:style-name="T67">Session storage-a)</text:span></text:p>
      <text:p text:style-name="P14"><text:span text:style-name="T67">- Register -</text:span><text:span text:style-name="T68"><text:s/>Чрез него потребителя си създава акаунт. Вижда се</text:span><text:span text:style-name="T69"><text:s/></text:span><text:span text:style-name="T70">когато потребителя не се е регистрирал (няма токен в<text:s/></text:span><text:span text:style-name="T71">Session storage-a)</text:span></text:p>
      <text:p text:style-name="P15"><text:span text:style-name="T72">-</text:span><text:span text:style-name="T73"><text:s/>Logout -<text:s/></text:span><text:span text:style-name="T74">когато потребителя е влезнал в акаунта (има токен в<text:s/></text:span><text:span text:style-name="T75">Session storage-a</text:span><text:span text:style-name="T76">)</text:span></text:p>
      <text:p text:style-name="P16"><draw:frame text:anchor-type="as-char" svg:width="152.40mm" svg:height="19.84mm" style:rel-width="scale" style:rel-height="scale"><draw:object-ole xlink:href="OleObj3"/><draw:image xlink:href="ObjectReplacements/OleObj3"/></draw:frame><text:span text:style-name="T76"/></text:p>
      <text:p text:style-name="P16"><text:span text:style-name="T76"/></text:p>
      <text:p text:style-name="P16"><text:span text:style-name="T77">- Profile -</text:span><text:span text:style-name="T78"><text:s/>Профил на потребителя. Вижда се когато потребителя е влезнал в акаунта (има токен в<text:s/></text:span><text:span text:style-name="T79">Session storage</text:span><text:span text:style-name="T80">-а)</text:span></text:p>
      <text:p text:style-name="P16"><text:span text:style-name="T80">-<text:s/></text:span><text:span text:style-name="T81">Create(admin) -</text:span><text:span text:style-name="T82"><text:s/>Когато админ е влезал се показва и бутона "</text:span><text:span text:style-name="T83">Create</text:span><text:span text:style-name="T84">"</text:span><text:span text:style-name="T85"><text:s/></text:span><text:span text:style-name="T86">който те отвежда до страница където можеш да създадеш елемент.</text:span></text:p>
      <text:p text:style-name="P16"><text:span text:style-name="T86"/></text:p>
      <text:p text:style-name="P16"><text:span text:style-name="T86">*!*<text:s/></text:span><text:span text:style-name="T87">Ще подобря интърфейса на хедъра като добавя анимация на бутоните/линковете и добавя търсачка с която да улесня работата на потребителя</text:span><text:span text:style-name="T88"/></text:p>
      <text:p text:style-name="P16"><text:span text:style-name="T88"/></text:p>
      <text:list text:style-name="L17">
        <text:list-item>
          <text:p text:style-name="P17"><text:span text:style-name="T88">Главна част</text:span><text:span text:style-name="T89">(Main)</text:span><text:span text:style-name="T90"/></text:p>
        </text:list-item>
      </text:list>
      <text:p text:style-name="P18"><text:span text:style-name="T90"><text:tab/>-Каталози - Има добавена анимациия ефект прия която когато потребителя мине с мишка над дадения каталог тя, той се разгръща. Когато се разгърне напълно името на каталога отива нагоре и така се разкрива описанието на самият каталог (какво ще съдържда). Има добавен и бутон (</text:span><text:span text:style-name="T91">View Tools)<text:s/></text:span><text:span text:style-name="T92">който ще отведе потребителя до самия каталог.</text:span></text:p>
      <text:p text:style-name="P18"><draw:frame text:anchor-type="as-char" svg:width="152.40mm" svg:height="70.11mm" style:rel-width="scale" style:rel-height="scale"><draw:object-ole xlink:href="OleObj4"/><draw:image xlink:href="ObjectReplacements/OleObj4"/></draw:frame><text:span text:style-name="T92"/></text:p>
      <text:p text:style-name="P18"><text:span text:style-name="T92"/></text:p>
      <text:list text:style-name="L19">
        <text:list-item>
          <text:p text:style-name="P19"><text:span text:style-name="T93">Footer</text:span><text:span text:style-name="T94"/></text:p>
        </text:list-item>
      </text:list>
      <text:p text:style-name="P20"><text:span text:style-name="T94"><text:tab/></text:span><text:span text:style-name="T95">-</text:span><text:span text:style-name="T96"><text:s/>За сега съдържа само името на компанията.</text:span></text:p>
      <text:p text:style-name="P20"><text:span text:style-name="T96">*!*<text:s/></text:span><text:span text:style-name="T97">Ще подбря съдържанието на и изгледа на<text:s/></text:span><text:span text:style-name="T98">Footer-</text:span><text:span text:style-name="T99">а, като добавя контакти с които потребителя може да се свърже с команията: имейл, телефон, местоположение на фирмата.</text:span></text:p>
      <text:p text:style-name="P20"><text:span text:style-name="T100"/></text:p>
      <text:p text:style-name="P20"><text:span text:style-name="T101">2.Каталози (</text:span><text:span text:style-name="T102">Catalogs</text:span><text:span text:style-name="T103">) </text:span></text:p>
      <text:list text:style-name="L21">
        <text:list-item>
          <text:p text:style-name="P21"><text:span text:style-name="T104">достъп:</text:span><text:span text:style-name="T105"/></text:p>
        </text:list-item>
      </text:list>
      <text:p text:style-name="P22"><text:span text:style-name="T106"><text:tab/>-<text:s/></text:span><text:span text:style-name="T107">Machining Tools :<text:s/></text:span><text:span text:style-name="T108">"/data/catalog/machining"</text:span></text:p>
      <text:p text:style-name="P22"><text:span text:style-name="T108"><text:tab/></text:span><text:span text:style-name="T109">- Hand Tools :</text:span><text:span text:style-name="T110"><text:s/>"/data/catalog/hand-tools"</text:span></text:p>
      <text:p text:style-name="P22"><text:span text:style-name="T110"><text:tab/>-<text:s/></text:span><text:span text:style-name="T111">Personal and Protective equipment:<text:s text:c="9"/><text:tab/><text:tab/><text:tab/></text:span><text:span text:style-name="T112">"/data/catalog/personal-equipment"</text:span><text:span text:style-name="T113"/></text:p>
      <text:p text:style-name="P22"><text:span text:style-name="T113"><text:tab/>-</text:span><text:span text:style-name="T114"><text:s/>Каталозите като структура са еднакви така че ще опиша само единия -<text:s/></text:span><text:span text:style-name="T115">Machining tools.</text:span></text:p>
      <text:p text:style-name="P22"><text:span text:style-name="T115"/></text:p>
      <text:list text:style-name="L23">
        <text:list-item>
          <text:p text:style-name="P23"><text:span text:style-name="T116">Главна част(</text:span><text:span text:style-name="T117">Main)</text:span><text:span text:style-name="T118"/></text:p>
        </text:list-item>
      </text:list>
      <text:p text:style-name="P24"><text:span text:style-name="T119"><text:tab/>-</text:span><text:span text:style-name="T120"><text:s/>Каталога се съдържа от няколко карти (в зависимост колко е голям)</text:span><text:span text:style-name="T121"/></text:p>
      <text:p text:style-name="P24"><draw:frame text:anchor-type="as-char" svg:width="152.40mm" svg:height="95.04mm" style:rel-width="scale" style:rel-height="scale"><draw:object-ole xlink:href="OleObj5"/><draw:image xlink:href="ObjectReplacements/OleObj5"/></draw:frame><text:span text:style-name="T121"/></text:p>
      <text:p text:style-name="P24"><text:span text:style-name="T121"><text:tab/>-<text:s/></text:span><text:span text:style-name="T122">Всяка карата съдържа снимка, заглавие, цена и описание на инструмента. Добавена е анимация (активира се когато портебителя мине с мишката върху картата) която помага на потребителя да прочете повече за инструмента. Има и бутон който отвежда потребитея до страница където могат да се видят детайлите на инстумента.</text:span></text:p>
      <text:p text:style-name="P24"><draw:frame text:anchor-type="as-char" svg:width="42.77mm" svg:height="67.73mm" style:rel-width="scale" style:rel-height="scale"><draw:object-ole xlink:href="OleObj6"/><draw:image xlink:href="ObjectReplacements/OleObj6"/></draw:frame><draw:frame text:anchor-type="as-char" svg:width="50.92mm" svg:height="71.23mm" style:rel-width="scale" style:rel-height="scale"><draw:object-ole xlink:href="OleObj7"/><draw:image xlink:href="ObjectReplacements/OleObj7"/></draw:frame><text:span text:style-name="T122"/></text:p>
      <text:p text:style-name="P24"><text:span text:style-name="T122"/></text:p>
      <text:p text:style-name="P24"><text:span text:style-name="T123">3. Детайли</text:span><text:span text:style-name="T124"><text:s/></text:span><text:span text:style-name="T125">(</text:span><text:span text:style-name="T126">Details)</text:span></text:p>
      <text:list text:style-name="L25">
        <text:list-item>
          <text:p text:style-name="P25"><text:span text:style-name="T127">достъп: : "</text:span><text:span text:style-name="T128">/data/details/:</text:span><text:span text:style-name="T129">id</text:span><text:span text:style-name="T130">"</text:span><text:span text:style-name="T131"><text:tab/></text:span><text:span text:style-name="T132"><text:tab/></text:span><text:span text:style-name="T133"/></text:p>
        </text:list-item>
      </text:list>
      <text:p text:style-name="P26"><text:span text:style-name="T133"><text:tab/></text:span><text:span text:style-name="T134">-<text:s/></text:span><text:span text:style-name="T135">Страница с детайли за самия инструмент която съдържа<text:s/></text:span><text:span text:style-name="T136">3D<text:s/></text:span><text:span text:style-name="T137">модел на самия елемент който ще може да се доближава и върти.</text:span><text:span text:style-name="T138"><text:s/></text:span><text:span text:style-name="T139">За да се достъпи до тази страница потребителя трябва да е влезнал в акаунта си или да се е регистрирал.</text:span><text:span text:style-name="T140"/></text:p>
      <text:p text:style-name="P26"><text:span text:style-name="T141">*Моделът е сложен само за демонстрация*</text:span></text:p>
      <text:p text:style-name="P26"><draw:frame text:anchor-type="as-char" svg:width="152.40mm" svg:height="133.88mm" style:rel-width="scale" style:rel-height="scale"><draw:object-ole xlink:href="OleObj8"/><draw:image xlink:href="ObjectReplacements/OleObj8"/></draw:frame><text:span text:style-name="T143"/></text:p>
      <text:p text:style-name="P26"><text:span text:style-name="T144"/></text:p>
      <text:p text:style-name="P26"><text:span text:style-name="T145"/></text:p>
      <text:p text:style-name="P26"><text:span text:style-name="T146"><text:tab/>- За да може потребителите да разберат че модела е интерактивен има добавена анимация на мишка която демонстрира как се мърда елемента.</text:span></text:p>
      <text:p text:style-name="P26"><text:span text:style-name="T146"/></text:p>
      <text:p text:style-name="P26"><draw:frame text:anchor-type="as-char" svg:width="130.44mm" svg:height="90.22mm" style:rel-width="scale" style:rel-height="scale"><draw:object-ole xlink:href="OleObj9"/><draw:image xlink:href="ObjectReplacements/OleObj9"/></draw:frame><text:span text:style-name="T146"/></text:p>
      <text:p text:style-name="P26"><text:span text:style-name="T146"/></text:p>
      <text:list text:style-name="L27">
        <text:list-item>
          <text:p text:style-name="P27"><text:span text:style-name="T147"><text:tab/></text:span><text:span text:style-name="T148">Бутони</text:span></text:p>
        </text:list-item>
      </text:list>
      <text:p text:style-name="P28"><text:span text:style-name="T148"><text:tab/><text:tab/>- Бутоните се виждат само когато ролята на потребителя е админ</text:span><text:span text:style-name="T149"><text:s/>(admin)</text:span></text:p>
      <text:p text:style-name="P28"><text:span text:style-name="T149"><text:tab/>- Edit<text:s/></text:span><text:span text:style-name="T150">(а</text:span><text:span text:style-name="T151">dmin)<text:s/></text:span><text:span text:style-name="T152">- отвежда те до страница, където потребителя ще може да редактира елемента.</text:span></text:p>
      <text:p text:style-name="P28"><text:span text:style-name="T152"><text:tab/>-<text:s/></text:span><text:span text:style-name="T153">Delete (admin) -<text:s/></text:span><text:span text:style-name="T154">изтрива елемента.</text:span></text:p>
      <text:p text:style-name="P28"><text:span text:style-name="T154"/></text:p>
      <text:p text:style-name="P28"><text:span text:style-name="T154">*!*<text:s/></text:span><text:span text:style-name="T155">Подобрение на интърфеса на страницата. Стилизация на бутони, добавяне на анимация, смяна на стила на текста.</text:span><text:span text:style-name="T156"/></text:p>
      <text:p text:style-name="P28"><text:span text:style-name="T156"><text:tab/></text:span></text:p>
      <text:p text:style-name="P28"><text:span text:style-name="T157">4. Влизане</text:span><text:span text:style-name="T158"><text:s/></text:span><text:span text:style-name="T159">(</text:span><text:span text:style-name="T160">Login)</text:span><text:span text:style-name="T161"/></text:p>
      <text:list text:style-name="L29">
        <text:list-item>
          <text:p text:style-name="P29"><text:span text:style-name="T162">достъп :<text:s/></text:span><text:span text:style-name="T163">"/auth/login"</text:span><text:span text:style-name="T164"><text:tab/></text:span></text:p>
        </text:list-item>
      </text:list>
      <text:p text:style-name="P30"><text:span text:style-name="T165"><text:tab/>-<text:s/></text:span><text:span text:style-name="T166">Потребител който вече има акаунт си попълва данните за да получи достъп до детайлите на инструмента. Формата се състои от две полета</text:span><text:span text:style-name="T167"><text:s/></text:span><text:span text:style-name="T168">(</text:span><text:span text:style-name="T169">input) "Username"<text:s/></text:span><text:span text:style-name="T170">и<text:s/></text:span><text:span text:style-name="T171">"Password"</text:span><text:span text:style-name="T172"><text:s/>и бутон<text:s/></text:span><text:span text:style-name="T173">Submit.</text:span><text:span text:style-name="T174"/></text:p>
      <text:p text:style-name="P30"><draw:frame text:anchor-type="as-char" svg:width="152.40mm" svg:height="128.85mm" style:rel-width="scale" style:rel-height="scale"><draw:object-ole xlink:href="OleObj10"/><draw:image xlink:href="ObjectReplacements/OleObj10"/></draw:frame><text:span text:style-name="T174"/></text:p>
      <text:p text:style-name="P30"><text:span text:style-name="T175">-<text:s/></text:span><text:span text:style-name="T176">Формата има валидатори, които помагат на потребителя да попълни правилно полетата.</text:span></text:p>
      <text:p text:style-name="P30"><draw:frame text:anchor-type="as-char" svg:width="152.40mm" svg:height="122.50mm" style:rel-width="scale" style:rel-height="scale"><draw:object-ole xlink:href="OleObj11"/><draw:image xlink:href="ObjectReplacements/OleObj11"/></draw:frame><text:span text:style-name="T176"/></text:p>
      <text:p text:style-name="P30"><draw:frame text:anchor-type="as-char" svg:width="160.99mm" svg:height="125.41mm" style:rel-width="scale" style:rel-height="scale"><draw:object-ole xlink:href="OleObj12"/><draw:image xlink:href="ObjectReplacements/OleObj12"/></draw:frame><text:span text:style-name="T176"/></text:p>
      <text:p text:style-name="P30"><text:span text:style-name="T177">5.<text:s/></text:span><text:span text:style-name="T178">Регистриране (</text:span><text:span text:style-name="T179">Register)</text:span><text:span text:style-name="T180"/></text:p>
      <text:list text:style-name="L31">
        <text:list-item>
          <text:p text:style-name="P31"><text:span text:style-name="T181">достъп -<text:s/></text:span><text:span text:style-name="T182">"/auth/register"</text:span><text:span text:style-name="T183"/></text:p>
        </text:list-item>
      </text:list>
      <text:p text:style-name="P32"><text:span text:style-name="T184">-<text:s/></text:span><text:span text:style-name="T185">Потребител който няма акаунт си попълва данните за да си направи акаунт с който ще може да вижда детайлите за инструмента. Формата се състои от четири полета</text:span><text:span text:style-name="T186"><text:s/></text:span><text:span text:style-name="T187">(</text:span><text:span text:style-name="T188">input) "Username"</text:span><text:span text:style-name="T189">, "</text:span><text:span text:style-name="T190">Email</text:span><text:span text:style-name="T191">"</text:span><text:span text:style-name="T192">,<text:s text:c="2"/>"Password"<text:s/></text:span><text:span text:style-name="T193">и "</text:span><text:span text:style-name="T194">Repeat Password</text:span><text:span text:style-name="T195">" и бутон<text:s/></text:span><text:span text:style-name="T196">Submit.</text:span></text:p>
      <text:p text:style-name="P32"><text:span text:style-name="T196"/></text:p>
      <text:p text:style-name="P32"><draw:frame text:anchor-type="as-char" svg:width="152.40mm" svg:height="133.09mm" style:rel-width="scale" style:rel-height="scale"><draw:object-ole xlink:href="OleObj13"/><draw:image xlink:href="ObjectReplacements/OleObj13"/></draw:frame><text:span text:style-name="T196"/></text:p>
      <text:p text:style-name="P32"><text:span text:style-name="T196">-<text:s/></text:span><text:span text:style-name="T197">Формата има валидатори които помагат на потребителя да попълни правилно полетата.</text:span></text:p>
      <text:p text:style-name="P32"><text:span text:style-name="T197"><text:tab/></text:span></text:p>
      <text:p text:style-name="P32"><draw:frame text:anchor-type="as-char" svg:width="152.40mm" svg:height="186.80mm" style:rel-width="scale" style:rel-height="scale"><draw:object-ole xlink:href="OleObj14"/><draw:image xlink:href="ObjectReplacements/OleObj14"/></draw:frame><text:span text:style-name="T197"/></text:p>
      <text:p text:style-name="P32"><draw:frame text:anchor-type="as-char" svg:width="152.40mm" svg:height="175.15mm" style:rel-width="scale" style:rel-height="scale"><draw:object-ole xlink:href="OleObj15"/><draw:image xlink:href="ObjectReplacements/OleObj15"/></draw:frame><text:span text:style-name="T197"/></text:p>
      <text:p text:style-name="P32"><text:span text:style-name="T197"/></text:p>
      <text:p text:style-name="P32"><text:span text:style-name="T197"/></text:p>
      <text:p text:style-name="P32"><text:span text:style-name="T198">*!*<text:s/></text:span><text:span text:style-name="T199">Трябва да се добави валидатор за паролите, който засича дали двете пароли са еднакви.</text:span><text:span text:style-name="T200"/></text:p>
      <text:p text:style-name="P32"><text:span text:style-name="T200"/></text:p>
      <text:p text:style-name="P33"><text:span text:style-name="T201">6.<text:s/></text:span><text:span text:style-name="T202">Редактирай/Създай (</text:span><text:span text:style-name="T203">Edit/Create)</text:span><text:span text:style-name="T204"/></text:p>
      <text:p text:style-name="P34"><text:span text:style-name="T205"/></text:p>
      <text:list text:style-name="L35">
        <text:list-item>
          <text:p text:style-name="P35"><text:span text:style-name="T206">достъп:<text:s/></text:span><text:span text:style-name="T207"/></text:p>
        </text:list-item>
      </text:list>
      <text:p text:style-name="P36"><text:span text:style-name="T208"><text:tab/>-<text:s/></text:span><text:span text:style-name="T209">Edit (admin)</text:span><text:span text:style-name="T210"><text:s/></text:span><text:span text:style-name="T211">:<text:s/></text:span><text:span text:style-name="T212">"/data/edit/:id"</text:span><text:span text:style-name="T213">;</text:span><text:span text:style-name="T214"/></text:p>
      <text:p text:style-name="P37"><text:span text:style-name="T215"><text:tab/></text:span><text:span text:style-name="T216">-Create (admin):</text:span><text:span text:style-name="T217"><text:s/>"/data/create"</text:span><text:span text:style-name="T218">;</text:span><text:span text:style-name="T219"/></text:p>
      <text:p text:style-name="P37"><text:span text:style-name="T219"/></text:p>
      <text:p text:style-name="P38"><text:span text:style-name="T220">-<text:s/></text:span><text:span text:style-name="T221">Формите<text:s/></text:span><text:span text:style-name="T222">"Edit"<text:s/></text:span><text:span text:style-name="T223">и<text:s/></text:span><text:span text:style-name="T224">"Create"<text:s/></text:span><text:span text:style-name="T225">са идентични, затова ще демонстрирам работата само на<text:s/></text:span><text:span text:style-name="T226">"Create":</text:span></text:p>
      <text:list text:style-name="L39">
        <text:list-item>
          <text:p text:style-name="P39"><text:span text:style-name="T226">Create (admin)</text:span><text:span text:style-name="T227">:</text:span><text:span text:style-name="T228"/></text:p>
        </text:list-item>
      </text:list>
      <text:p text:style-name="P40"><text:span text:style-name="T229"><text:tab/>- Формата съдържа 7полета (6 -</text:span><text:span text:style-name="T230">Input</text:span><text:span text:style-name="T231"><text:s/>и 1-</text:span><text:span text:style-name="T232">Radiobuttons)</text:span><text:span text:style-name="T233">:</text:span></text:p>
      <text:p text:style-name="P40"><text:span text:style-name="T233"><text:tab/><text:tab/>- Tool Name - име на инструмента;</text:span></text:p>
      <text:p text:style-name="P40"><text:span text:style-name="T233"><text:tab/><text:tab/>- Material - материал на инстурмента;</text:span></text:p>
      <text:p text:style-name="P40"><text:span text:style-name="T233"><text:tab/><text:tab/>- Country - държава на производтсвто;</text:span></text:p>
      <text:p text:style-name="P40"><text:span text:style-name="T233"><text:tab/><text:tab/>-<text:s/></text:span><text:span text:style-name="T234">Price -<text:s/></text:span><text:span text:style-name="T235">цена на инструмента;</text:span></text:p>
      <text:p text:style-name="P40"><text:span text:style-name="T235"><text:tab/><text:tab/>-<text:s/></text:span><text:span text:style-name="T236">Image -<text:s/></text:span><text:span text:style-name="T237">снимка на инструмента;</text:span></text:p>
      <text:p text:style-name="P40"><text:span text:style-name="T237"><text:tab/><text:tab/>-<text:s/></text:span><text:span text:style-name="T238">Description -<text:s/></text:span><text:span text:style-name="T239">описание на инструмента;</text:span></text:p>
      <text:p text:style-name="P40"><text:span text:style-name="T239"><text:tab/><text:tab/>-<text:s/></text:span><text:span text:style-name="T240">Product Type -<text:s/></text:span><text:span text:style-name="T241">категория на инструмента(определя в кой каталог ще отиде инструмента);</text:span></text:p>
      <text:p text:style-name="P40"><text:span text:style-name="T241"><text:tab/><text:tab/></text:span></text:p>
      <text:p text:style-name="P41"><draw:frame text:anchor-type="as-char" svg:width="152.40mm" svg:height="118.80mm" style:rel-width="scale" style:rel-height="scale"><draw:object-ole xlink:href="OleObj16"/><draw:image xlink:href="ObjectReplacements/OleObj16"/></draw:frame><text:span text:style-name="T241"/></text:p>
      <text:p text:style-name="P42"><text:span text:style-name="T241"><text:tab/>-</text:span><text:span text:style-name="T242"><text:s/></text:span><text:span text:style-name="T243">Формата има валидатори които помагат на потребителя да попълни правилно полетата.</text:span></text:p>
      <text:p text:style-name="P43"><draw:frame text:anchor-type="as-char" svg:width="152.40mm" svg:height="129.38mm" style:rel-width="scale" style:rel-height="scale"><draw:object-ole xlink:href="OleObj17"/><draw:image xlink:href="ObjectReplacements/OleObj17"/></draw:frame><text:span text:style-name="T244"/></text:p>
      <text:p text:style-name="P44"><text:span text:style-name="T245"><text:tab/></text:span></text:p>
      <text:p text:style-name="P45"><draw:frame text:anchor-type="as-char" svg:width="152.40mm" svg:height="128.85mm" style:rel-width="scale" style:rel-height="scale"><draw:object-ole xlink:href="OleObj18"/><draw:image xlink:href="ObjectReplacements/OleObj18"/></draw:frame><text:span text:style-name="T245"/></text:p>
      <text:p text:style-name="P46"><text:span text:style-name="T246"/></text:p>
      <text:p text:style-name="P47"><text:span text:style-name="T246"><text:tab/></text:span><text:span text:style-name="T247">III</text:span><text:span text:style-name="T248">.<text:s/></text:span><text:span text:style-name="T249">Технически спецификации</text:span></text:p>
      <text:p text:style-name="P47"><text:span text:style-name="T249"/></text:p>
      <text:p text:style-name="P48"><text:span text:style-name="T250"><text:s/><text:tab/>1. Front-end</text:span><text:span text:style-name="T251">:</text:span></text:p>
      <text:p text:style-name="P48"><text:span text:style-name="T251"><text:tab/><text:tab/></text:span><text:span text:style-name="T252">-</text:span><text:span text:style-name="T253"><text:s/>Front-end-a</text:span><text:span text:style-name="T254"><text:s/>е написан на<text:s/></text:span><text:span text:style-name="T255">TypeScript<text:s/></text:span><text:span text:style-name="T256">с помоща на<text:s/></text:span><text:span text:style-name="T257">Angular 14.3.0 framework.<text:s/></text:span><text:span text:style-name="T258">За стилизация се използва<text:s/></text:span><text:span text:style-name="T259">HTML &amp; CSS.<text:s/></text:span><text:span text:style-name="T260"/></text:p>
      <text:p text:style-name="P48"><text:span text:style-name="T260"><text:tab/>2. Back-end: </text:span></text:p>
      <text:p text:style-name="P48"><text:span text:style-name="T260"><text:tab/><text:tab/></text:span><text:span text:style-name="T261">-<text:s/></text:span><text:span text:style-name="T262">Сървара е написан на<text:s/></text:span><text:span text:style-name="T263">JavaScript<text:s/></text:span><text:span text:style-name="T264">с помоща на<text:s/></text:span><text:span text:style-name="T265">Express.js framework.</text:span><text:span text:style-name="T266"><text:s/>Същот така съм използвал библиотеката<text:s/></text:span><text:span text:style-name="T267">Bcrypt</text:span><text:span text:style-name="T268"><text:s/>с която хеширам паролата и JSON Web Token</text:span><text:span text:style-name="T269"><text:s/></text:span><text:span text:style-name="T270">имплементация за направата на токен с който да верифицирам потребителите.</text:span></text:p>
      <text:p text:style-name="P48"><text:span text:style-name="T270"><text:tab/><text:tab/>- Базата данни</text:span><text:span text:style-name="T271"><text:s/></text:span><text:span text:style-name="T272">е на<text:s/></text:span><text:span text:style-name="T273">MongoDB<text:s/></text:span><text:span text:style-name="T274">с помоща на библиотеката<text:s/></text:span><text:span text:style-name="T275">Mongoose</text:span><text:span text:style-name="T276">. Тука съхранявам данните за потребителите, данните за инструментите и също така има<text:s/></text:span><text:span text:style-name="T277">blacklist(</text:span><text:span text:style-name="T278">инвалидира токена на всеки потребител който се разлогне).</text:span></text:p>
      <text:p text:style-name="P48"><text:span text:style-name="T279"/></text:p>
      <text:p text:style-name="P48"><text:span text:style-name="T280"/></text:p>
      <text:p text:style-name="P48"><text:span text:style-name="T280"><text:tab/><text:tab/></text:span><text:span text:style-name="T281"><text:s text:c="7"/></text:span><text:span text:style-name="T282"/></text:p>
      <text:p text:style-name="P49"><text:span text:style-name="T283"><text:tab/></text:span><text:span text:style-name="T284"/></text:p>
      <text:p text:style-name="P49"><text:span text:style-name="T284"/></text:p>
      <text:p text:style-name="P49"><text:span text:style-name="T284"/></text:p>
      <text:p text:style-name="P49"><text:span text:style-name="T285"/></text:p>
      <text:p text:style-name="P49"><text:span text:style-name="T285"/></text:p>
      <text:p text:style-name="P49"><text:span text:style-name="T286"><text:tab/></text:span><text:span text:style-name="T2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